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color="#000080" fo:language="en" fo:country="US"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2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 style:list-style-name="L2">
      <style:paragraph-properties fo:text-align="justify" style:justify-single-word="false"/>
      <style:text-properties fo:language="en" fo:country="US"/>
    </style:style>
    <style:style style:name="P5" style:family="paragraph" style:parent-style-name="Standard" style:list-style-name="L2">
      <style:paragraph-properties fo:text-align="justify" style:justify-single-word="false" fo:background-color="transparent">
        <style:background-image/>
      </style:paragraph-properties>
      <style:text-properties fo:language="en" fo:country="US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color="#000080" fo:language="en" fo:country="US" fo:font-weight="bold" style:font-weight-asian="bold" style:font-weight-complex="bold"/>
    </style:style>
    <style:style style:name="T3" style:family="text">
      <style:text-properties fo:color="#000080" fo:font-weight="normal" style:font-weight-asian="normal" style:font-weight-complex="normal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language="en" fo:country="US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851779751" text:style-name="L1">
        <text:list-item>
          <text:p text:style-name="P1">INSTALLING</text:p>
        </text:list-item>
      </text:list>
      <text:p text:style-name="P3"/>
      <text:list xml:id="list751991252" text:style-name="L2">
        <text:list-item>
          <text:p text:style-name="P5"><text:span text:style-name="T1">Download</text:span><text:span text:style-name="T5"> the latest zip available for your operating system</text:span></text:p>
        </text:list-item>
      </text:list>
      <text:p text:style-name="P3"><text:span text:style-name="T1"/></text:p>
      <text:list xml:id="list1693636093" text:continue-numbering="true" text:style-name="L2">
        <text:list-item>
          <text:p text:style-name="P4"><text:span text:style-name="T1">Copy</text:span> all the files in the zip to any location</text:p>
        </text:list-item>
      </text:list>
      <text:p text:style-name="P3"/>
      <text:list xml:id="list1766100493" text:continue-numbering="true" text:style-name="L2">
        <text:list-item>
          <text:p text:style-name="P4">Install the free software <text:span text:style-name="T1">Mono</text:span> .NET framework with GTK# support. You can download the framework for GNU/Linux, Mac OS X or Windows from here:</text:p>
          <text:list>
            <text:list-header>
              <text:p text:style-name="P4"/>
              <text:p text:style-name="P2"><text:a xlink:type="simple" xlink:href="http://www.go-mono.com/mono-downloads/download.html"><text:span text:style-name="T6">http://www.go-mono.com/mono-downloads/download.html</text:span></text:a></text:p>
              <text:p text:style-name="P4"/>
              <text:p text:style-name="P4">If you use Ubuntu you can simply install the package "mono-runtime" instead.</text:p>
            </text:list-header>
          </text:list>
        </text:list-item>
      </text:list>
      <text:p text:style-name="P3"/>
      <text:p text:style-name="P3"/>
      <text:list xml:id="list1337099581" text:continue-list="list17851779751" text:style-name="L1">
        <text:list-item>
          <text:p text:style-name="P1">EXECUTING</text:p>
        </text:list-item>
      </text:list>
      <text:p text:style-name="P3"/>
      <text:list xml:id="list2065274536" text:continue-list="list1766100493" text:style-name="L2">
        <text:list-item text:start-value="1">
          <text:p text:style-name="P4">Specific launchers are provided for the different platforms:</text:p>
          <text:list>
            <text:list-header>
              <text:p text:style-name="P4"/>
            </text:list-header>
            <text:list-item>
              <text:p text:style-name="P2"><text:span text:style-name="T2">GNU/Linux</text:span>: just click on <text:span text:style-name="T1">PAnalyzer.exe</text:span> or execute <text:span text:style-name="T1">PAnalyzer.sh</text:span> from a console, which will automatically install the mono runtime if not detected</text:p>
              <text:p text:style-name="P4"/>
            </text:list-item>
            <text:list-item>
              <text:p text:style-name="P2"><text:span text:style-name="T2">Mac OS X</text:span>: just click on the <text:span text:style-name="T1">PAnalyzer</text:span> application</text:p>
              <text:p text:style-name="P2"/>
            </text:list-item>
            <text:list-item>
              <text:p text:style-name="P2"><text:span text:style-name="T1">Windows</text:span>: just click on <text:span text:style-name="T1">PAnalyzer.bat</text:span></text:p>
            </text:list-item>
          </text:list>
        </text:list-item>
      </text:list>
      <text:p text:style-name="P3"/>
      <text:list xml:id="list500353954" text:continue-numbering="true" text:style-name="L2">
        <text:list-item>
          <text:p text:style-name="P4">Click <text:span text:style-name="T1">Open</text:span> and select one or more (multirun sample) protein files from the open dialog. You can download some samples from here:</text:p>
          <text:p text:style-name="P2"><text:a xlink:type="simple" xlink:href="https://code.google.com/p/ehu-bio/downloads/list"><text:span text:style-name="T6"/></text:a></text:p>
          <text:p text:style-name="P2"><text:a xlink:type="simple" xlink:href="https://code.google.com/p/ehu-bio/downloads/list"><text:span text:style-name="T6">https://code.google.com/p/ehu-bio/downloads/list</text:span></text:a></text:p>
          <text:p text:style-name="P4"/>
        </text:list-item>
        <text:list-item>
          <text:p text:style-name="P4">Click <text:span text:style-name="T1">Execute</text:span> and select between the preferences (if applicable).</text:p>
          <text:p text:style-name="P4"/>
        </text:list-item>
        <text:list-item>
          <text:p text:style-name="P4"><text:span text:style-name="T1">Browse</text:span> the results in the Summary, Peptides and Proteins tabs.</text:p>
          <text:p text:style-name="P4"/>
        </text:list-item>
        <text:list-item>
          <text:p text:style-name="P4"><text:span text:style-name="T1">Save</text:span> the protein detection list to a file. A *.html and a *.csv output files are always generated and a *.mzid output file is only generated if the data came from another *.mzid input file.</text:p>
        </text:list-item>
      </text:list>
      <text:p text:style-name="P3"/>
      <text:p text:style-name="P3"/>
      <text:list xml:id="list1092872079" text:continue-list="list1337099581" text:style-name="L1">
        <text:list-item>
          <text:p text:style-name="P1">DOCUMENTATION</text:p>
        </text:list-item>
      </text:list>
      <text:p text:style-name="P3"/>
      <text:p text:style-name="P3">See file <text:span text:style-name="T1">SEPROT2011-EHU.pdf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0T20:59:44</meta:creation-date>
    <dc:date>2012-09-13T19:51:41</dc:date>
    <meta:editing-duration>PT26M2S</meta:editing-duration>
    <meta:editing-cycles>9</meta:editing-cycles>
    <meta:generator>LibreOffice/3.5$Linux_X86_64 LibreOffice_project/350m1$Build-2</meta:generator>
    <dc:creator>Gorka Prieto</dc:creator>
    <meta:document-statistic meta:table-count="0" meta:image-count="0" meta:object-count="0" meta:page-count="1" meta:paragraph-count="18" meta:word-count="196" meta:character-count="260" meta:non-whitespace-character-count="1074"/>
  </office:meta>
</office:document-meta>
</file>